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4C5E6C93.png"/>
  <manifest:file-entry manifest:media-type="image/png" manifest:full-path="Pictures/100000000000005E0000005EA38222DC.png"/>
  <manifest:file-entry manifest:media-type="image/png" manifest:full-path="Pictures/100002010000004100000036C35C4F18.png"/>
  <manifest:file-entry manifest:media-type="image/png" manifest:full-path="Pictures/100002010000003A000000325E09BA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контура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stroke="solid" svg:stroke-color="#000000" draw:fill="bitmap" draw:fill-color="#cfe7f5" draw:fill-image-name="Aqua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200%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family="'Segoe UI'" style:font-style-name="Обычный" fo:font-size="18pt" style:font-family-asian="'Segoe UI'" style:font-style-name-asian="Обычный" style:font-size-asian="18pt" style:font-family-complex="'Segoe UI'" style:font-style-name-complex="Обычный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6.255cm" svg:height="12.191cm" svg:x="2.372cm" svg:y="8.754cm">
          <draw:image xlink:href="Pictures/1000020100000280000001E04C5E6C93.png" xlink:type="simple" xlink:show="embed" xlink:actuate="onLoad">
            <text:p/>
          </draw:image>
        </draw:frame>
        <draw:frame draw:style-name="gr2" draw:text-style-name="P1" draw:layer="layout" svg:width="0.941cm" svg:height="0.8cm" svg:x="4.4cm" svg:y="10.2cm">
          <draw:image xlink:href="Pictures/100002010000003A000000325E09BA04.png" xlink:type="simple" xlink:show="embed" xlink:actuate="onLoad">
            <text:p/>
          </draw:image>
        </draw:frame>
        <draw:frame draw:style-name="gr3" draw:text-style-name="P1" draw:layer="layout" svg:width="0.934cm" svg:height="0.805cm" svg:x="16.066cm" svg:y="18.8cm">
          <draw:image xlink:href="Pictures/100002010000004100000036C35C4F18.png" xlink:type="simple" xlink:show="embed" xlink:actuate="onLoad">
            <text:p/>
          </draw:image>
        </draw:frame>
        <draw:frame draw:style-name="gr4" draw:layer="layout" svg:width="1.56cm" svg:height="1.094cm" svg:x="14.14cm" svg:y="14.9cm">
          <draw:text-box>
            <text:p><text:span text:style-name="T1">ν</text:span>=1</text:p>
          </draw:text-box>
        </draw:frame>
        <draw:frame draw:style-name="gr5" draw:layer="layout" svg:width="1.315cm" svg:height="1.263cm" svg:x="8.2cm" svg:y="14.8cm">
          <draw:text-box>
            <text:p>PF</text:p>
          </draw:text-box>
        </draw:frame>
        <draw:frame draw:style-name="gr5" draw:layer="layout" svg:width="1.315cm" svg:height="1.263cm" svg:x="12.4cm" svg:y="10.7cm">
          <draw:text-box>
            <text:p>PF</text:p>
          </draw:text-box>
        </draw:frame>
        <draw:frame draw:style-name="gr6" draw:layer="layout" svg:width="1.383cm" svg:height="1.063cm" svg:x="7cm" svg:y="17.4cm">
          <draw:text-box>
            <text:p>NS</text:p>
          </draw:text-box>
        </draw:frame>
        <draw:frame draw:style-name="gr4" draw:layer="layout" svg:width="1.383cm" svg:height="0.963cm" svg:x="9.1cm" svg:y="12.1cm">
          <draw:text-box>
            <text:p text:style-name="P2">NS</text:p>
          </draw:text-box>
        </draw:frame>
        <draw:frame draw:style-name="gr4" draw:text-style-name="P3" draw:layer="layout" svg:width="1.044cm" svg:height="0.687cm" svg:x="10cm" svg:y="12.413cm">
          <draw:text-box>
            <text:p><text:span text:style-name="T2">2,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" xlink:href="Pictures/100000000000005E0000005EA38222DC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6-19T02:22:19.39</dc:date>
    <dc:creator>Кирилл Зайчиков</dc:creator>
    <meta:document-statistic meta:object-count="9"/>
    <meta:generator>OpenOffice/4.1.13$Win32 OpenOffice.org_project/4113m1$Build-9810</meta:generator>
  </office:meta>
</office:document-meta>
</file>